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3.526cm" style:rel-column-width="15468*"/>
    </style:style>
    <style:style style:name="Table4.B" style:family="table-column">
      <style:table-column-properties style:column-width="11.412cm" style:rel-column-width="50067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4" style:family="paragraph" style:parent-style-name="Method_20_Code_20_Listing">
      <style:text-properties fo:color="#0000ff"/>
    </style:style>
    <style:style style:name="P5" style:family="paragraph" style:parent-style-name="Code_20_Listing">
      <style:text-properties fo:color="#000080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Method_20_Body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1" style:family="paragraph" style:parent-style-name="Criteria_20_Body" style:list-style-name="L1"/>
    <style:style style:name="P12" style:family="paragraph" style:parent-style-name="Coding_20_Title">
      <style:paragraph-properties fo:break-before="page"/>
    </style:style>
    <style:style style:name="P13" style:family="paragraph" style:parent-style-name="Method_20_Title">
      <style:paragraph-properties fo:break-before="page"/>
    </style:style>
    <style:style style:name="P14" style:family="paragraph" style:parent-style-name="Method_20_Listing_20_Title">
      <style:paragraph-properties fo:break-before="page"/>
    </style:style>
    <style:style style:name="P15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LRBTree\iComparable</text:h>
      <text:p text:style-name="Class_20_Description"/>
      <text:p text:style-name="Class_20_Description">The <text:span text:style-name="Class_20_Variables"><text:span text:style-name="T3">LLRBTree\iComparable</text:span></text:span> interface provides templates of the methods expected to be implemented by the interfacing class.</text:p>
      <text:p text:style-name="Class_20_Description"/>
      <text:h text:style-name="Criteria_20_Title" text:outline-level="2">Design criteria and considerations.</text:h>
      <text:p text:style-name="Criteria_20_Body"/>
      <text:list xml:id="list1017792359" text:style-name="L1">
        <text:list-item>
          <text:p text:style-name="P11">Uses the <text:span text:style-name="Class_20_Variables">Library/LLRBTree</text:span> namespace;</text:p>
        </text:list-item>
        <text:list-item>
          <text:p text:style-name="P15">Does not implement any methods nor define any properties or constants.</text:p>
        </text:list-item>
      </text:list>
      <text:p text:style-name="Standard"/>
      <text:h text:style-name="P14" text:outline-level="4">Interface Methods</text:h>
      <text:p text:style-name="Method_20_Body"/>
      <text:p text:style-name="Method_20_Body">The <text:span text:style-name="Class_20_Variables">LLRBTree\iComparable</text:span> interface defines the following mandatory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Method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7"><text:a xlink:type="simple" xlink:href="#connect"><text:span text:style-name="T1">c</text:span></text:a><text:span text:style-name="T1">ompare</text:span></text:p>
          </table:table-cell>
          <table:table-cell table:style-name="Table3.B2" office:value-type="string">
            <text:p text:style-name="P3">Compares 2 objects of the same type.</text:p>
          </table:table-cell>
        </table:table-row>
      </table:table>
      <text:p text:style-name="Standard"/>
      <text:h text:style-name="Method_20_Listing_20_Title" text:outline-level="4"/>
      <text:h text:style-name="P13" text:outline-level="5"><text:bookmark-start text:name="connect"/><text:bookmark-start text:name="__construct"/>c<text:bookmark-end text:name="__construct"/>o<text:bookmark-end text:name="connect"/>mpare</text:h>
      <text:p text:style-name="Method_20_Body"/>
      <text:p text:style-name="P10">Compares 2 objects of the same type.</text:p>
      <text:p text:style-name="Method_20_Body"/>
      <text:p text:style-name="P4">/**</text:p>
      <text:p text:style-name="P4"><text:s/>* compare.</text:p>
      <text:p text:style-name="P4"><text:s/>* </text:p>
      <text:p text:style-name="P4"><text:s/>* Compare compares 2 object of the same type.</text:p>
      <text:p text:style-name="P4"><text:s/>* <text:span text:style-name="T2">@param</text:span> $object = object to be compared</text:p>
      <text:p text:style-name="P4"><text:s/>* <text:span text:style-name="T2">@return</text:span> integer 0 = equal, 1 = &gt;, -1 = &lt;</text:p>
      <text:p text:style-name="P4"><text:s/>*/</text:p>
      <text:p text:style-name="P4">public function compare(self $object);</text:p>
      <text:p text:style-name="Method_20_Body"/>
      <text:p text:style-name="Method_20_Body">The <text:span text:style-name="T2">compare</text:span> class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Properties</text:p>
          </table:table-cell>
          <table:table-cell table:style-name="Table8.B1" office:value-type="string">
            <text:p text:style-name="P6">Description</text:p>
          </table:table-cell>
        </table:table-row>
        <table:table-row>
          <table:table-cell table:style-name="Table8.A2" office:value-type="string">
            <text:p text:style-name="P8">$object</text:p>
          </table:table-cell>
          <table:table-cell table:style-name="Table8.B2" office:value-type="string">
            <text:p text:style-name="P2">The object to be compared.</text:p>
          </table:table-cell>
        </table:table-row>
      </table:table>
      <text:p text:style-name="Method_20_Body"/>
      <text:p text:style-name="Method_20_Body">The <text:span text:style-name="Class_20_Variables">compare</text:span> class is expected to compare the current class object (self or $this) with the <text:span text:style-name="Class_20_Variables">$object</text:span> parameter, and return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Returned value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9">0</text:p>
          </table:table-cell>
          <table:table-cell table:style-name="Table4.B2" office:value-type="string">
            <text:p text:style-name="P2">(<text:span text:style-name="T2">=</text:span>) The two objects are equal.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B2" office:value-type="string">
            <text:p text:style-name="P2">(<text:span text:style-name="T2">&gt;</text:span>) Current object is greater than <text:span text:style-name="Class_20_Variables">$parameter</text:span>.</text:p>
          </table:table-cell>
        </table:table-row>
        <table:table-row>
          <table:table-cell table:style-name="Table4.A2" office:value-type="string">
            <text:p text:style-name="P9">-1</text:p>
          </table:table-cell>
          <table:table-cell table:style-name="Table4.B2" office:value-type="string">
            <text:p text:style-name="P2">(<text:span text:style-name="T2">&lt;</text:span>) Current object is less than <text:span text:style-name="Class_20_Variables">$parameter</text:span>.</text:p>
          </table:table-cell>
        </table:table-row>
      </table:table>
      <text:p text:style-name="Method_20_Body"/>
      <text:p text:style-name="Method_20_Body"><text:s/></text:p>
      <text:p text:style-name="Method_20_Body"/>
      <text:h text:style-name="P12" text:outline-level="3">Source Listing</text:h>
      <text:p text:style-name="Coding_20_Body"/>
      <text:p text:style-name="P5">&lt;?php</text:p>
      <text:p text:style-name="P5">namespace Library\LLRBTree;</text:p>
      <text:p text:style-name="P5"/>
      <text:p text:style-name="P5">/*</text:p>
      <text:p text:style-name="P5"><text:s/>* <text:tab/>iComparable is copyright Â© 2012. EarthWalk Software.</text:p>
      <text:p text:style-name="P5"><text:s/>* <text:tab/>Licensed under the Academic Free License version 3.0</text:p>
      <text:p text:style-name="Code_20_Listing"><text:s/><text:span text:style-name="T4">* <text:tab/>Refer to the file named License.txt provided with the source, </text:span></text:p>
      <text:p text:style-name="P5"><text:s/>* <text:tab/> <text:s text:c="2"/>or from http://opensource.org/licenses/academic.php</text:p>
      <text:p text:style-name="Code_20_Listing"><text:s/>*/</text:p>
      <text:p text:style-name="P5">/**</text:p>
      <text:p text:style-name="P5"><text:s/>* </text:p>
      <text:p text:style-name="P5"><text:s/>* iComparable.</text:p>
      <text:p text:style-name="P5"><text:s/>* </text:p>
      <text:p text:style-name="P5"><text:s/>* iComparable interface to compare two objects of the same type.</text:p>
      <text:p text:style-name="P5"><text:s/>* <text:span text:style-name="T2">@author</text:span> Jay Wheeler.</text:p>
      <text:p text:style-name="P5"><text:s/>* <text:span text:style-name="T2">@version</text:span> 1.0</text:p>
      <text:p text:style-name="P5"><text:s/>* <text:span text:style-name="T2">@copyright</text:span> Â© 2012. EarthWalk Software.</text:p>
      <text:p text:style-name="P5"><text:s/>* <text:span text:style-name="T2">@license</text:span> Licensed under the Academic Free License version 3.0.</text:p>
      <text:p text:style-name="P5"><text:s/>* <text:span text:style-name="T2">@package</text:span> Library.</text:p>
      <text:p text:style-name="P5"><text:s/>* <text:span text:style-name="T2">@subpackage</text:span> LLRBTree.</text:p>
      <text:p text:style-name="P5"><text:s/>*/</text:p>
      <text:p text:style-name="P5">interface iComparable</text:p>
      <text:p text:style-name="P5">{</text:p>
      <text:p text:style-name="P5"><text:tab/>/**</text:p>
      <text:p text:style-name="P5"><text:tab/> * compare.</text:p>
      <text:p text:style-name="P5"><text:tab/> * </text:p>
      <text:p text:style-name="P5"><text:tab/> * Compare compares 2 object of the same type.</text:p>
      <text:p text:style-name="P5"><text:tab/> * <text:span text:style-name="T2">@param</text:span> $object = object to be compared</text:p>
      <text:p text:style-name="P5"><text:tab/> * <text:span text:style-name="T2">@return</text:span> integer 0 = equal, 1 = &gt;, -1 = &lt;</text:p>
      <text:p text:style-name="P5"><text:tab/> */</text:p>
      <text:p text:style-name="P5"><text:tab/>public function compare(self $object);</text:p>
      <text:p text:style-name="P5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LLRBTree\iComparable<text:tab/><text:tab/><text:tab/><text:page-number text:select-page="current">4</text:page-number><text:tab/><text:tab/><text:tab/><text:date style:data-style-name="N76" text:date-value="2013-02-28T11:43:34">February 28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09H48M37S</meta:editing-duration>
    <meta:editing-cycles>53</meta:editing-cycles>
    <meta:generator>OpenOffice.org/3.2$Linux OpenOffice.org_project/320m12$Build-9483</meta:generator>
    <meta:initial-creator>Jay Wheeler</meta:initial-creator>
    <dc:date>2013-02-28T11:43:34</dc:date>
    <dc:creator>Jay Wheeler</dc:creator>
    <meta:document-statistic meta:table-count="3" meta:image-count="0" meta:object-count="0" meta:page-count="4" meta:paragraph-count="69" meta:word-count="299" meta:character-count="1895"/>
    <meta:template xlink:type="simple" xlink:actuate="onRequest" xlink:title="ClassDefault" xlink:href="../ClassDefault.ott" meta:date="2012-06-12T12:20:04"/>
  </office:meta>
</office:document-meta>
</file>